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4.1728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B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,C3,C5,C6,C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8,F1,F7,F14,F2,F6,F8,F9,F10,F16,F5,F3,F13,F11,F4,F15,F12,F17</text:p>
          </table:table-cell>
          <table:table-cell office:value-type="string" calcext:value-type="string">
            <text:p>FUSE_3544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hoenixContact_MCV_1,5_3-G-3.5_1x03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10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,R2,R3,R17,R16,R15,R1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 Con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4,H3,H2,H1,H5</text:p>
          </table:table-cell>
          <table:table-cell office:value-type="string" calcext:value-type="string">
            <text:p>MountingHole_3.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OLED-SSD1306-128X64-I2C-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1 LE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2 L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L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BT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,U3</text:p>
          </table:table-cell>
          <table:table-cell office:value-type="string" calcext:value-type="string">
            <text:p>SN74HCT245N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HCT245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2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9638C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 BT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X1 RJ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IN4,PIN3</text:p>
          </table:table-cell>
          <table:table-cell office:value-type="string" calcext:value-type="string">
            <text:p>SolderJumper-3_P1.3mm_Open_Pad1.0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3_Op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ARRIER_BLOCK_1ROW_2POS_P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 Lef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ARRIER_BLOCK_1ROW_2POS_P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 Righ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26C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OST_302-S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 Head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EAGLEBONE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 BT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BT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BT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 Voltag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PHOENIX_MKDS1_2-3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 Pw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 Selec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TerminalBlock_Phoenix_MKDS-1,5-4_1x04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X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9,R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0,R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CuK_JS202011CQN_DPDT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X_LOR_Selec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Elec_6.3x5.4_Nich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8,R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31,R22,R20,R26,R25,R23,R33,R19,R34,R24,R32,R27,R28,R29,R30,R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301" meta:object-count="0"/>
    <meta:generator>LibreOffice/7.3.2.2$Windows_X86_64 LibreOffice_project/49f2b1bff42cfccbd8f788c8dc32c1c309559be0</meta:generator>
  </office:meta>
</office:document-meta>
</file>